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draw:stroke="non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9">
      <style:graphic-properties draw:fill="none" draw:stroke="non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presentation" style:name="a464">
      <style:graphic-properties draw:fill="none" fo:clip="rect(-0.01175in, 0.0255in, 0.56904in, 0in)" draw:stroke="non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14" style:parent-style-name="Graphics">
      <style:graphic-properties draw:fill="none" fo:clip="rect(0.24979in, -0.00024in, 0.29051in, 0in)" draw:stroke="non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draw:stroke="non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draw:fill="none" draw:stroke="non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non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draw:stroke="none"/>
    </style: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in" svg:y="0in" svg:width="13.33333in" svg:height="7.5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4.78361in" draw:id="id64" draw:style-name="a387" draw:transform="translate(-6.66667in -2.3918in) rotate(-3.14159) translate(6.66666in 2.36698in)" draw:name="Rectangle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78407in" svg:height="13.33333in" draw:id="id65" draw:style-name="a391" draw:transform="translate(-2.39204in -6.66667in) rotate(-1.5708) translate(6.66666in 2.36675in)" draw:name="Rectangle 11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7836in" svg:height="12.83517in" draw:id="id66" draw:style-name="a395" draw:transform="translate(-2.3918in -6.41758in) rotate(-1.5708) translate(6.91575in 2.36698in)" draw:name="Rectangle 1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001in" svg:y="-0.02481in" svg:width="9.34218in" svg:height="4.7836in" draw:id="id67" draw:style-name="a399" draw:name="Rectangle 1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5729in" svg:height="4.85469in" draw:id="id68" draw:style-name="a403" draw:transform="translate(-2.72865in -2.42735in) rotate(-3.63871) translate(9.23065in 1.29868in)" draw:name="Freeform: Shape 17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4990147 4439131" draw:enhanced-path="M 4990147 2229378 L 917384 4439131 910814 4434219 C 354557 3975154 0 3280421 0 2502877 0 1120576 1120576 0 2502877 0 3712390 0 4721520 857941 4954904 1998460 Z N" draw:text-areas="?f32 ?f34 ?f33 ?f35" draw:glue-points="?f20 ?f21 ?f22 ?f23 ?f24 ?f25 ?f26 ?f27 ?f28 ?f29 ?f30 ?f31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90147"/>
            <draw:equation draw:name="f7" draw:formula="?f4 / 4439131"/>
            <draw:equation draw:name="f8" draw:formula="4990147 * ?f5 / 4990147"/>
            <draw:equation draw:name="f9" draw:formula="2229378 * ?f4 / 4439131"/>
            <draw:equation draw:name="f10" draw:formula="917384 * ?f5 / 4990147"/>
            <draw:equation draw:name="f11" draw:formula="4439131 * ?f4 / 4439131"/>
            <draw:equation draw:name="f12" draw:formula="910814 * ?f5 / 4990147"/>
            <draw:equation draw:name="f13" draw:formula="4434219 * ?f4 / 4439131"/>
            <draw:equation draw:name="f14" draw:formula="0 * ?f5 / 4990147"/>
            <draw:equation draw:name="f15" draw:formula="2502877 * ?f4 / 4439131"/>
            <draw:equation draw:name="f16" draw:formula="2502877 * ?f5 / 4990147"/>
            <draw:equation draw:name="f17" draw:formula="0 * ?f4 / 4439131"/>
            <draw:equation draw:name="f18" draw:formula="4954904 * ?f5 / 4990147"/>
            <draw:equation draw:name="f19" draw:formula="1998460 * ?f4 / 4439131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7"/>
            <draw:equation draw:name="f24" draw:formula="?f12 / ?f6"/>
            <draw:equation draw:name="f25" draw:formula="?f13 / ?f7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69" presentation:style-name="a407" draw:name="Title 1" svg:x="1.43791in" svg:y="0.80392in" svg:width="10.99493in" svg:height="3.20261in" presentation:class="title" presentation:placeholder="false">
          <draw:text-box>
            <text:p text:style-name="a406" text:class-names="" text:cond-style-name=""><text:span text:style-name="a404" text:class-names="">Pozn</text:span><text:span text:style-name="a405" text:class-names="">ámkový blok</text:span></text:p>
          </draw:text-box>
          <svg:title/>
          <svg:desc/>
        </draw:frame>
        <draw:frame draw:id="id70" presentation:style-name="a411" draw:name="Subtitle 2" svg:x="1.47712in" svg:y="5.3268in" svg:width="10.94264in" svg:height="1.59477in" presentation:class="subtitle" presentation:placeholder="false">
          <draw:text-box>
            <text:p text:style-name="a410" text:class-names="" text:cond-style-name=""><text:span text:style-name="a408" text:class-names="">Adam Keller, Mirek Hanč, Lukáš<text:s text:c="1"/></text:span><text:span text:style-name="a409" text:class-names="">Jiřikovský</text:span></text:p>
          </draw:text-box>
          <svg:title/>
          <svg:desc/>
        </draw:frame>
      </draw:page>
      <draw:page draw:name="Slide2" draw:style-name="a412" draw:master-page-name="Master1-Layout2-obj-Title-and-Content" presentation:presentation-page-layout-name="Master1-PPL2" draw:id="Slide-257">
        <draw:custom-shape svg:x="0in" svg:y="0.71276in" svg:width="13.33333in" svg:height="0.8055in" draw:id="id71" draw:style-name="a415" draw:name="Rectangle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18" draw:name="Title 1" svg:x="0.60863in" svg:y="0.7037in" svg:width="12.26042in" svg:height="0.81456in" presentation:class="title" presentation:placeholder="false">
          <draw:text-box>
            <text:p text:style-name="a417" text:class-names="" text:cond-style-name=""><text:span text:style-name="a416" text:class-names="">Úvodní stránka</text:span></text:p>
          </draw:text-box>
          <svg:title/>
          <svg:desc/>
        </draw:frame>
        <draw:frame draw:id="id73" presentation:style-name="a419" draw:name="Zástupný obsah 3" svg:x="1.60819in" svg:y="1.83205in" svg:width="10.11695in" svg:height="4.80555in" style:rel-width="scale" style:rel-height="scale" presentation:class="graphic" presentation:placeholder="false">
          <draw:image xlink:href="media/image1.png" xlink:type="simple" xlink:show="embed" xlink:actuate="onLoad"/>
          <svg:title/>
          <svg:desc>Obsah obrázku text, snímek obrazovky, design, Písmo

Popis se vygeneroval automaticky.</svg:desc>
        </draw:frame>
      </draw:page>
      <draw:page draw:name="Slide8" draw:style-name="a420" draw:master-page-name="Master1-Layout2-obj-Title-and-Content" presentation:presentation-page-layout-name="Master1-PPL2" draw:id="Slide-263">
        <draw:custom-shape svg:x="0in" svg:y="0in" svg:width="13.33333in" svg:height="7.5in" draw:id="id74" draw:style-name="a423" draw:name="Rectangle 13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75" draw:style-name="a427" draw:transform="translate(-6.66667in -0.86174in) rotate(-3.14159) translate(6.66667in 0.86174in)" draw:name="Rectangle 15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in" svg:width="8.88983in" svg:height="1.72295in" draw:id="id76" draw:style-name="a431" draw:name="Rectangle 17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in" svg:width="13.33334in" svg:height="1.72169in" draw:id="id77" draw:style-name="a435" draw:name="Rectangle 19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8" presentation:style-name="a438" draw:name="Title 1" svg:x="0.76522in" svg:y="0.27126in" svg:width="7.72498in" svg:height="1.26772in" presentation:class="title" presentation:placeholder="false">
          <draw:text-box>
            <text:p text:style-name="a437" text:class-names="" text:cond-style-name=""><text:span text:style-name="a436" text:class-names="">Vytvoření poznámky</text:span></text:p>
          </draw:text-box>
          <svg:title/>
          <svg:desc/>
        </draw:frame>
        <draw:frame draw:id="id79" presentation:style-name="a439" draw:name="Content Placeholder 3" svg:x="1.37434in" svg:y="2.15036in" svg:width="10.58465in" svg:height="4.86894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login form

Description automatically generated</svg:desc>
        </draw:frame>
      </draw:page>
      <draw:page draw:name="Slide3" draw:style-name="a440" draw:master-page-name="Master1-Layout2-obj-Title-and-Content" presentation:presentation-page-layout-name="Master1-PPL2" draw:id="Slide-258">
        <draw:custom-shape svg:x="0in" svg:y="0in" svg:width="13.33333in" svg:height="7.5in" draw:id="id80" draw:style-name="a443" draw:name="Rectangle 17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54in" svg:width="13.33333in" svg:height="1.72349in" draw:id="id81" draw:style-name="a447" draw:name="Rectangle 19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82" draw:style-name="a451" draw:transform="translate(-2.22175in -0.86199in) rotate(-3.14159) translate(11.11158in 0.86203in)" draw:name="Rectangle 21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3in" draw:id="id83" draw:style-name="a455" draw:transform="translate(-0.86201in -6.66667in) rotate(-1.5708) translate(6.66667in 0.86201in)" draw:name="Rectangle 23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355in" svg:y="0.00108in" svg:width="4.70628in" svg:height="1.72295in" draw:id="id84" draw:style-name="a459" draw:name="Rectangle 25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62" draw:name="Title 1" svg:x="0.76522in" svg:y="0.38622in" svg:width="7.75514in" svg:height="0.9827in" presentation:class="title" presentation:placeholder="false">
          <draw:text-box>
            <text:p text:style-name="a461" text:class-names="" text:cond-style-name=""><text:span text:style-name="a460" text:class-names="">Úprava poznámky</text:span></text:p>
          </draw:text-box>
          <svg:title/>
          <svg:desc/>
        </draw:frame>
        <draw:frame draw:id="id86" draw:style-name="a463" draw:name="Picture 2" svg:x="0.78275in" svg:y="3.30199in" svg:width="5.61143in" svg:height="2.53917in" style:rel-width="scale" style:rel-height="scale">
          <draw:image xlink:href="media/image3.png" xlink:type="simple" xlink:show="embed" xlink:actuate="onLoad"/>
          <svg:title/>
          <svg:desc>A screenshot of a computer

Description automatically generated</svg:desc>
        </draw:frame>
        <draw:frame draw:id="id87" presentation:style-name="a464" draw:name="Zástupný obsah 7" svg:x="6.93916in" svg:y="2.94712in" svg:width="5.61142in" svg:height="3.32871in" style:rel-width="scale" style:rel-height="scale" presentation:class="graphic" presentation:placeholder="false">
          <draw:image xlink:href="media/image4.png" xlink:type="simple" xlink:show="embed" xlink:actuate="onLoad"/>
          <svg:title/>
          <svg:desc>Obsah obrázku text, snímek obrazovky, Písmo, design

Popis se vygeneroval automaticky.</svg:desc>
        </draw:frame>
      </draw:page>
      <draw:page draw:name="Slide4" draw:style-name="a465" draw:master-page-name="Master1-Layout2-obj-Title-and-Content" presentation:presentation-page-layout-name="Master1-PPL2" draw:id="Slide-259">
        <draw:custom-shape svg:x="0in" svg:y="0in" svg:width="13.33333in" svg:height="7.5in" draw:id="id88" draw:style-name="a468" draw:name="Rectangle 29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1949in" svg:height="4.41901in" draw:id="id89" draw:style-name="a472" draw:transform="translate(-3.75974in -2.20951in) rotate(-4.71239) translate(2.2095in 3.75974in)" draw:name="Rectangle 31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5in" svg:y="0.00928in" svg:width="3.90231in" svg:height="7.5in" draw:id="id90" draw:style-name="a476" draw:name="Rectangle 33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25842in" svg:height="4.47142in" draw:id="id91" draw:style-name="a480" draw:transform="translate(-2.62921in -2.23571in) rotate(-1.77379) translate(1.81189in 3.54948in)" draw:name="Freeform: Shape 35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4808302 4088666" draw:enhanced-path="M 48844 2888671 C 16818 2732167 0 2570123 0 2404151 0 1076375 1076375 0 2404151 0 3731927 0 4808302 1076375 4808302 2404151 4808302 2653109 4770461 2893229 4700216 3119072 L 4643143 3275009 690093 4088666 548991 3933414 C 304015 3636572 128908 3279932 48844 2888671 Z N" draw:text-areas="?f38 ?f40 ?f39 ?f41" draw:glue-points="?f23 ?f24 ?f25 ?f26 ?f27 ?f28 ?f29 ?f26 ?f30 ?f31 ?f32 ?f33 ?f34 ?f35 ?f36 ?f37 ?f23 ?f24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808302"/>
            <draw:equation draw:name="f7" draw:formula="?f4 / 4088666"/>
            <draw:equation draw:name="f8" draw:formula="48844 * ?f5 / 4808302"/>
            <draw:equation draw:name="f9" draw:formula="2888671 * ?f4 / 4088666"/>
            <draw:equation draw:name="f10" draw:formula="0 * ?f5 / 4808302"/>
            <draw:equation draw:name="f11" draw:formula="2404151 * ?f4 / 4088666"/>
            <draw:equation draw:name="f12" draw:formula="2404151 * ?f5 / 4808302"/>
            <draw:equation draw:name="f13" draw:formula="0 * ?f4 / 4088666"/>
            <draw:equation draw:name="f14" draw:formula="4808302 * ?f5 / 4808302"/>
            <draw:equation draw:name="f15" draw:formula="4700216 * ?f5 / 4808302"/>
            <draw:equation draw:name="f16" draw:formula="3119072 * ?f4 / 4088666"/>
            <draw:equation draw:name="f17" draw:formula="4643143 * ?f5 / 4808302"/>
            <draw:equation draw:name="f18" draw:formula="3275009 * ?f4 / 4088666"/>
            <draw:equation draw:name="f19" draw:formula="690093 * ?f5 / 4808302"/>
            <draw:equation draw:name="f20" draw:formula="4088666 * ?f4 / 4088666"/>
            <draw:equation draw:name="f21" draw:formula="548991 * ?f5 / 4808302"/>
            <draw:equation draw:name="f22" draw:formula="3933414 * ?f4 / 4088666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6"/>
            <draw:equation draw:name="f28" draw:formula="?f13 / ?f7"/>
            <draw:equation draw:name="f29" draw:formula="?f14 / ?f6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width="4.76334in" svg:height="4.41901in" draw:id="id92" draw:style-name="a484" draw:transform="translate(-2.38167in -2.2095in) rotate(-4.71239) translate(2.20717in 5.11786in)" draw:name="Rectangle 37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487" draw:name="Title 1" svg:x="0.72417in" svg:y="3.13044in" svg:width="3.32656in" svg:height="3.18001in" presentation:class="title" presentation:placeholder="false">
          <draw:text-box>
            <text:p text:style-name="a486" text:class-names="" text:cond-style-name=""><text:span text:style-name="a485" text:class-names="">Kategorie</text:span></text:p>
          </draw:text-box>
          <svg:title/>
          <svg:desc/>
        </draw:frame>
        <draw:frame draw:id="id94" draw:style-name="a488" draw:name="Picture 8" svg:x="5.03176in" svg:y="1.75753in" svg:width="3.7047in" svg:height="1.71342in" style:rel-width="scale" style:rel-height="scale">
          <draw:image xlink:href="media/image5.png" xlink:type="simple" xlink:show="embed" xlink:actuate="onLoad"/>
          <svg:title/>
          <svg:desc>A screenshot of a computer

Description automatically generated</svg:desc>
        </draw:frame>
        <draw:frame draw:id="id95" draw:style-name="a489" draw:name="Picture 7" svg:x="9.07035in" svg:y="1.75071in" svg:width="3.73965in" svg:height="1.72024in" style:rel-width="scale" style:rel-height="scale">
          <draw:image xlink:href="media/image6.png" xlink:type="simple" xlink:show="embed" xlink:actuate="onLoad"/>
          <svg:title/>
          <svg:desc>A screenshot of a computer

Description automatically generated</svg:desc>
        </draw:frame>
        <draw:frame draw:id="id96" presentation:style-name="a490" draw:name="Content Placeholder 6" svg:x="5.39264in" svg:y="3.75in" svg:width="7.05647in" svg:height="3.15777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computer

Description automatically generated</svg:desc>
        </draw:frame>
      </draw:page>
      <draw:page draw:name="Slide5" draw:style-name="a491" draw:master-page-name="Master1-Layout2-obj-Title-and-Content" presentation:presentation-page-layout-name="Master1-PPL2" draw:id="Slide-260">
        <draw:custom-shape svg:x="0in" svg:y="0in" svg:width="13.33333in" svg:height="7.5in" draw:id="id97" draw:style-name="a494" draw:name="Rectangle 55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54in" svg:width="13.33333in" svg:height="1.72349in" draw:id="id98" draw:style-name="a498" draw:name="Rectangle 57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351in" svg:height="1.72399in" draw:id="id99" draw:style-name="a502" draw:transform="translate(-2.22175in -0.86199in) rotate(-3.14159) translate(11.11158in 0.86203in)" draw:name="Rectangle 59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.72402in" svg:height="13.33333in" draw:id="id100" draw:style-name="a506" draw:transform="translate(-0.86201in -6.66667in) rotate(-1.5708) translate(6.66667in 0.86201in)" draw:name="Rectangle 61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8355in" svg:y="0.00108in" svg:width="4.70628in" svg:height="1.72295in" draw:id="id101" draw:style-name="a510" draw:name="Rectangle 63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presentation:style-name="a513" draw:name="Title 1" svg:x="0.76522in" svg:y="0.38622in" svg:width="7.75514in" svg:height="0.9827in" presentation:class="title" presentation:placeholder="false">
          <draw:text-box>
            <text:p text:style-name="a512" text:class-names="" text:cond-style-name=""><text:span text:style-name="a511" text:class-names="">Seznam poznámek</text:span></text:p>
          </draw:text-box>
          <svg:title/>
          <svg:desc/>
        </draw:frame>
        <draw:frame draw:id="id103" draw:style-name="a514" draw:name="Picture 5" svg:x="0.78275in" svg:y="3.48046in" svg:width="5.61143in" svg:height="2.18223in" style:rel-width="scale" style:rel-height="scale">
          <draw:image xlink:href="media/image8.png" xlink:type="simple" xlink:show="embed" xlink:actuate="onLoad"/>
          <svg:title/>
          <svg:desc>A screenshot of a computer

Description automatically generated</svg:desc>
        </draw:frame>
        <draw:frame draw:id="id104" draw:style-name="a515" draw:name="Picture 6" svg:x="6.93916in" svg:y="3.32084in" svg:width="5.61142in" svg:height="2.58126in" style:rel-width="scale" style:rel-height="scale">
          <draw:image xlink:href="media/image9.png" xlink:type="simple" xlink:show="embed" xlink:actuate="onLoad"/>
          <svg:title/>
          <svg:desc>A screenshot of a computer

Description automatically generated</svg:desc>
        </draw:frame>
      </draw:page>
      <draw:page draw:name="Slide7" draw:style-name="a516" draw:master-page-name="Master1-Layout2-obj-Title-and-Content" presentation:presentation-page-layout-name="Master1-PPL2" draw:id="Slide-262">
        <draw:custom-shape svg:x="0in" svg:y="0in" svg:width="13.33333in" svg:height="7.5in" draw:id="id105" draw:style-name="a519" draw:name="Rectangle 9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522" draw:name="Nadpis 1" svg:x="1.24278in" svg:y="0.54902in" svg:width="5.82209in" svg:height="1.79677in" presentation:class="title" presentation:placeholder="false">
          <draw:text-box>
            <text:p text:style-name="a521" text:class-names="" text:cond-style-name=""><text:span text:style-name="a520" text:class-names="">Děkujeme za pozornost</text:span></text:p>
          </draw:text-box>
          <svg:title/>
          <svg:desc/>
        </draw:frame>
        <draw:frame draw:id="id107" presentation:style-name="a530" draw:name="Zástupný obsah 2" svg:x="1.2521in" svg:y="2.63112in" svg:width="5.81276in" svg:height="3.86601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3" text:class-names=""><text:a xlink:href="https://github.com/Mirecek2011CZ/projekt-poznamky" text:style-name="" text:visited-style-name="">https://github.com/Mirecek2011CZ/projekt-poznamky</text:a></text:span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  <draw:custom-shape svg:width="4.47564in" svg:height="7.5in" draw:id="id108" draw:style-name="a534" draw:transform="translate(-2.23782in -3.75in) rotate(-3.14159) translate(11.1216in 3.74999in)" draw:name="Rectangle 11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7564in" svg:height="6.99953in" draw:id="id109" draw:style-name="a538" draw:transform="translate(-2.23782in -3.49976in) rotate(-3.14159) translate(11.1216in 3.49976in)" draw:name="Rectangle 1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955in" svg:height="6.99955in" draw:id="id110" draw:style-name="a542" draw:transform="translate(-2.22477in -3.49977in) rotate(-3.14159) translate(11.10856in 3.49975in)" draw:name="Rectangle 15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3.94955in" svg:height="7.5in" draw:id="id111" draw:style-name="a546" draw:transform="translate(-1.97477in -3.75in) rotate(-3.14159) translate(10.85856in 3.74999in)" draw:name="Rectangle 17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12" draw:style-name="a547" draw:name="Picture 4" svg:x="7.8765in" svg:y="0.99418in" svg:width="4.28468in" svg:height="5.54651in" style:rel-width="scale" style:rel-height="scale">
          <draw:image xlink:href="media/image10.png" xlink:type="simple" xlink:show="embed" xlink:actuate="onLoad"/>
          <svg:title/>
          <svg:desc>A qr code on a white background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58" draw:style="linear" draw:angle="2100" draw:start-color="#156082" draw:end-color="#0b3041" draw:start-intensity="17%" draw:end-intensity="0%"/>
    <draw:gradient draw:name="a426" draw:style="linear" draw:angle="3500" draw:start-color="#000000" draw:end-color="#104862" draw:start-intensity="96%" draw:end-intensity="100%"/>
    <draw:gradient draw:name="a471" draw:style="linear" draw:angle="1400" draw:start-color="#000000" draw:end-color="#104862" draw:start-intensity="100%" draw:end-intensity="100%"/>
    <draw:gradient draw:name="a475" draw:style="linear" draw:angle="3500" draw:start-color="#156082" draw:end-color="#000000" draw:start-intensity="32%" draw:end-intensity="0%"/>
    <draw:gradient draw:name="a533" draw:style="linear" draw:angle="500" draw:start-color="#000000" draw:end-color="#156082" draw:start-intensity="94%" draw:end-intensity="100%"/>
    <draw:gradient draw:name="a479" draw:style="linear" draw:angle="1700" draw:start-color="#46b1e1" draw:end-color="#104862" draw:start-intensity="0%" draw:end-intensity="26%"/>
    <draw:gradient draw:name="a537" draw:style="linear" draw:angle="1500" draw:start-color="#0b3041" draw:end-color="#0b3041" draw:start-intensity="0%" draw:end-intensity="26%"/>
    <draw:gradient draw:name="a386" draw:style="linear" draw:angle="2000" draw:start-color="#104862" draw:end-color="#000000" draw:start-intensity="100%" draw:end-intensity="100%"/>
    <draw:gradient draw:name="a501" draw:style="linear" draw:angle="1300" draw:start-color="#0b3041" draw:end-color="#156082" draw:start-intensity="68%" draw:end-intensity="79%"/>
    <draw:gradient draw:name="a446" draw:style="linear" draw:angle="3100" draw:start-color="#0b3041" draw:end-color="#104862" draw:start-intensity="100%" draw:end-intensity="100%"/>
    <draw:gradient draw:name="a505" draw:style="linear" draw:angle="2600" draw:start-color="#000000" draw:end-color="#000000" draw:start-intensity="0%" draw:end-intensity="87%"/>
    <draw:gradient draw:name="a509" draw:style="linear" draw:angle="2100" draw:start-color="#156082" draw:end-color="#0b3041" draw:start-intensity="17%" draw:end-intensity="0%"/>
    <draw:gradient draw:name="a497" draw:style="linear" draw:angle="3100" draw:start-color="#0b3041" draw:end-color="#104862" draw:start-intensity="100%" draw:end-intensity="100%"/>
    <draw:gradient draw:name="a430" draw:style="linear" draw:angle="3100" draw:start-color="#156082" draw:end-color="#46b1e1" draw:start-intensity="41%" draw:end-intensity="0%"/>
    <draw:gradient draw:name="a434" draw:style="linear" draw:angle="1900" draw:start-color="#000000" draw:end-color="#156082" draw:start-intensity="63%" draw:end-intensity="15%"/>
    <draw:gradient draw:name="a402" draw:style="linear" draw:angle="3100" draw:start-color="#156082" draw:end-color="#46b1e1" draw:start-intensity="22%" draw:end-intensity="2%"/>
    <draw:gradient draw:name="a483" draw:style="linear" draw:angle="2600" draw:start-color="#156082" draw:end-color="#0b3041" draw:start-intensity="24%" draw:end-intensity="0%"/>
    <draw:gradient draw:name="a390" draw:style="linear" draw:angle="500" draw:start-color="#156082" draw:end-color="#104862" draw:start-intensity="0%" draw:end-intensity="52%"/>
    <draw:gradient draw:name="a541" draw:style="linear" draw:angle="400" draw:start-color="#156082" draw:end-color="#000000" draw:start-intensity="0%" draw:end-intensity="21%"/>
    <draw:gradient draw:name="a450" draw:style="linear" draw:angle="1300" draw:start-color="#0b3041" draw:end-color="#156082" draw:start-intensity="68%" draw:end-intensity="79%"/>
    <draw:gradient draw:name="a394" draw:style="linear" draw:angle="3200" draw:start-color="#156082" draw:end-color="#000000" draw:start-intensity="0%" draw:end-intensity="37%"/>
    <draw:gradient draw:name="a545" draw:style="linear" draw:angle="0" draw:start-color="#156082" draw:end-color="#000000" draw:start-intensity="0%" draw:end-intensity="29%"/>
    <draw:gradient draw:name="a454" draw:style="linear" draw:angle="2600" draw:start-color="#000000" draw:end-color="#000000" draw:start-intensity="0%" draw:end-intensity="87%"/>
    <draw:gradient draw:name="a398" draw:style="linear" draw:angle="1400" draw:start-color="#0b3041" draw:end-color="#000000" draw:start-intensity="0%" draw:end-intensity="25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7.06.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7.06.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7.06.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7.06.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7.06.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7.06.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7.06.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7.06.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7.06.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7.06.202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7.06.202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7.06.202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známkový blok</dc:title>
    <meta:initial-creator>Lukáš Jiřikovský</meta:initial-creator>
    <meta:creation-date>2024-06-17T16:03:11Z</meta:creation-date>
    <dc:date>2024-06-18T09:58:16Z</dc:date>
    <meta:editing-cycles>68</meta:editing-cycles>
    <meta:user-defined meta:name="ContentTypeId">0x010100D934B3A48BEBE74581211437501A81F2</meta:user-defined>
  </office:meta>
</office:document-meta>
</file>